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80000012BFB6CF767FE802D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6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Comic Sans MS" fo:font-size="15pt" style:font-size-asian="15pt" style:font-size-complex="15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15pt" style:font-size-asian="15pt" style:font-size-complex="15pt"/>
    </style:style>
    <style:style style:name="P4" style:family="paragraph">
      <style:paragraph-properties fo:text-align="center"/>
      <style:text-properties style:font-name="Comic Sans MS"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Comic Sans MS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Comic Sans MS" fo:font-size="15pt" style:font-size-asian="15pt" style:font-size-complex="15pt"/>
    </style:style>
    <style:style style:name="T2" style:family="text">
      <style:text-properties style:font-name="Comic Sans MS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243cm" svg:height="1.213cm" svg:x="1.568cm" svg:y="1.313cm" svg:viewBox="0 0 7244 1214" svg:d="M109 323c230-77 466-154 710-163 285-12 550-134 832-150 172-10 348-24 518 27 184 55 380 91 573 82 163-8 324 8 477 54 163 49 334 49 491 109 156 58 317 46 477 41 154-6 310-24 464-13 171 12 342 56 518 68 161 11 327 159 478 95 152-65 281-160 436-191 174-36 354-56 532-41 162 13 313 88 464 150s214 249 122 396c-105 167-271 215-422 300s-338 45-505 68c-153 20-299-27-450-41-157-15-310 6-464 14-160 7-322-14-477-55-156-43-317-58-478-68-160-10-319 0-477-13-174-15-324 82-491 81-143-1-283 24-423 28-154 4-310 11-463 0-174-14-347-18-519-14-151 3-285 110-436 95-170-17-325 51-491 28-162-23-320-68-477-109-152-41-310-52-464-82h-136-28z">
          <text:p/>
        </draw:path>
        <draw:path draw:style-name="gr1" draw:text-style-name="P1" draw:layer="layout" svg:width="4.725cm" svg:height="1.64cm" svg:x="8.442cm" svg:y="2.359cm" svg:viewBox="0 0 4726 1641" svg:d="M300 164c151-105 334-81 505-96 144-12 293-28 436 0 170 33 339-2 505 41 153 40 309 15 463 27 139 10 283 22 423-13 146-36 300 3 450-14 156-18 310 10 464 27 150 17 302 34 450 69 163 39 358-19 491 95 130 111 70 308 96 464 24 149 30 299 68 450 21 87 217 421-123 273-159-69-345-28-518-28-182 0-366-61-546-41-156 17-298 112-450 150-155 39-314 87-477 69-169-19-339-30-505-69-152-36-317-5-464-68-153-65-315-19-477-54-151-32-310-12-464-28-164-17-315 99-463-13-119-90-236-283-109-450 98-130 178-283 191-450 12-150 36-300 27-450v-55z">
          <text:p/>
        </draw:path>
        <draw:frame draw:style-name="gr2" draw:text-style-name="P3" draw:layer="layout" svg:width="5cm" svg:height="1.725cm" svg:x="1.75cm" svg:y="1.025cm">
          <draw:text-box>
            <text:p text:style-name="P2"><text:span text:style-name="T1">ΚΑΝΕ ΜΟΥ ΕΝΑ ΣΑΝΤΟΥΙΤΣ.</text:span></text:p>
          </draw:text-box>
        </draw:frame>
        <draw:frame draw:style-name="gr3" draw:text-style-name="P5" draw:layer="layout" svg:width="4.5cm" svg:height="1.725cm" svg:x="8.25cm" svg:y="2.275cm">
          <draw:text-box>
            <text:p text:style-name="P4"><text:span text:style-name="T2">ΤΙ; ΚΑΝΤΟ ΜΟΝΟΣ ΣΟΥ.</text:span></text:p>
          </draw:text-box>
        </draw:frame>
        <draw:path draw:style-name="gr1" draw:text-style-name="P1" draw:layer="layout" svg:width="5.237cm" svg:height="1.52cm" svg:x="1.609cm" svg:y="3.741cm" svg:viewBox="0 0 5238 1521" svg:d="M164 77c154 0 310-15 464 0 151 14 298 17 450 28 171 12 346 9 518-14 150-21 300 14 450 27 172 15 347 19 518 55 143 29 276-29 423-27 173 2 346-28 518-69 151-36 307-65 464-68 171-3 346-29 518 27 141 46 294 51 437 96 126 40 334 81 313 273-16 154-82 281-136 422-60 157 25 337-205 423-150 56-291 141-450 164-195 27-390 59-586 68-170 7-370 113-518-54-121-137-314-85-478-110-150-23-284-78-436-68-168 11-338-8-505 14-151 20-289 90-436 123-142 32-276 96-423 95-141-2-298 45-423-27-150-87-321-136-436-273l-137-136-68-150v-14z">
          <text:p/>
        </draw:path>
        <draw:frame draw:style-name="gr4" draw:text-style-name="P5" draw:layer="layout" svg:width="5.75cm" svg:height="1.725cm" svg:x="1.25cm" svg:y="3.525cm">
          <draw:text-box>
            <text:p text:style-name="P4"><text:span text:style-name="T2">SUDO ΚΑΝΕ ΜΟΥ ΕΝΑ ΣΑΝΤΟΥΙΤΣ.</text:span></text:p>
          </draw:text-box>
        </draw:frame>
        <draw:path draw:style-name="gr1" draw:text-style-name="P1" draw:layer="layout" svg:width="2.667cm" svg:height="1.023cm" svg:x="8.374cm" svg:y="4.777cm" svg:viewBox="0 0 2668 1024" svg:d="M0 37c216-130 359 129 586 109 165-16 324 98 491 82 155-15 312 8 464-27 156-36 318-36 477-55 153-19 294 39 450 41 170 2 223 229 191 382-37 178-204 257-327 354-144 113-331 26-491 55s-318 71-464 27c-150-47-292-21-436-41-149-22-303-67-450-27-138 37-279 83-423 68l-55-13z">
          <text:p/>
        </draw:path>
        <draw:frame draw:style-name="gr3" draw:text-style-name="P5" draw:layer="layout" svg:width="4.5cm" svg:height="1cm" svg:x="7.5cm" svg:y="4.75cm">
          <draw:text-box>
            <text:p text:style-name="P4"><text:span text:style-name="T2">ΕΝΤΑΞΕΙ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680000012BFB6CF767FE802D1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0:39:02.929629129</meta:creation-date>
    <dc:date>2023-05-07T20:49:08.340980977</dc:date>
    <meta:editing-duration>PT10M6S</meta:editing-duration>
    <meta:editing-cycles>1</meta:editing-cycles>
    <meta:document-statistic meta:object-count="8"/>
    <meta:generator>LibreOffice/7.3.7.2$Linux_X86_64 LibreOffice_project/30$Build-2</meta:generator>
  </office:meta>
</office:document-meta>
</file>